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weight="bol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text-properties officeooo:paragraph-rsid="00010501"/>
    </style:style>
    <style:style style:name="T1" style:family="text">
      <style:text-properties fo:font-weight="bold"/>
    </style:style>
    <style:style style:name="T2" style:family="text">
      <style:text-properties fo:font-style="italic"/>
    </style:style>
    <style:style style:name="T3" style:family="text">
      <style:text-properties officeooo:rsid="00010501"/>
    </style:style>
    <style:style style:name="T4" style:family="text">
      <style:text-properties style:text-underline-style="solid" style:text-underline-width="auto" style:text-underline-color="font-color" officeooo:rsid="00010501"/>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Anibal Caeiro</text:span></text:p>
      <text:p text:style-name="P9"><text:span text:style-name="T2">Python Developer | Sysadmin | Infrastructure &amp; Security</text:span></text:p>
      <text:p text:style-name="P1">Contact Information</text:p>
      <text:list text:style-name="L1">
        <text:list-item>
          <text:p text:style-name="P2"><text:span text:style-name="T1">Location:</text:span> Avellaneda, Buenos Aires, Argentina</text:p>
        </text:list-item>
        <text:list-item>
          <text:p text:style-name="P2"><text:span text:style-name="T1">Web:</text:span> nibalink.com</text:p>
        </text:list-item>
        <text:list-item>
          <text:p text:style-name="P2"><text:span text:style-name="T1">Email:</text:span> inbox.nibal.ink@gmail.com</text:p>
        </text:list-item>
        <text:list-item>
          <text:p text:style-name="P2"><text:span text:style-name="T1">LinkedIn:</text:span> <text:span text:style-name="T4">www.</text:span><text:a xlink:type="simple" xlink:href="https://www.google.com/search?q=https://linkedin.com/in/anibal-caeiro-dev" office:target-frame-name="_blank" xlink:show="new" text:style-name="Internet_20_link" text:visited-style-name="Visited_20_Internet_20_Link">linkedin.com/in/anibal-caeiro-dev</text:a></text:p>
        </text:list-item>
      </text:list>
      <text:p text:style-name="Text_20_body"><text:span text:style-name="T1">Professional Summary</text:span> Final-year Programming student at UTN Avellaneda. Fullstack developer specialized in system administration, security, and automation. Managing production infrastructure (nibalink.com) using cloud and local environments. Experienced in secure service deployment and containerization.</text:p>
      <text:p text:style-name="P1">Technical Skills</text:p>
      <text:list text:style-name="L2">
        <text:list-item>
          <text:p text:style-name="P3"><text:span text:style-name="T1">Languages:</text:span> Python, TypeScript, SQL, Bash, JavaScript.</text:p>
        </text:list-item>
        <text:list-item>
          <text:p text:style-name="P3"><text:span text:style-name="T1">Backend &amp; Databases:</text:span> FastAPI, PostgreSQL, Pydantic, REST APIs.</text:p>
        </text:list-item>
        <text:list-item>
          <text:p text:style-name="P3"><text:span text:style-name="T1">Infrastructure &amp; DevOps:</text:span> Docker, Docker Compose, Nginx, Linux (Debian, Ubuntu, Mint), Oracle Cloud.</text:p>
        </text:list-item>
        <text:list-item>
          <text:p text:style-name="P3"><text:span text:style-name="T1">Networking &amp; Security:</text:span> Cloudflare Tunnels, Reverse Proxies, Pentesting (WPScan, Nmap, Nuclei), SSL/TLS Hardening.</text:p>
        </text:list-item>
        <text:list-item>
          <text:p text:style-name="P3"><text:span text:style-name="T1">Specialized Tools:</text:span> AST (Abstract Syntax Trees) for code auditing, Klipper (IoT/3D Printing).</text:p>
        </text:list-item>
      </text:list>
      <text:p text:style-name="Text_20_body"><text:span text:style-name="T1">Professional Experience</text:span> <text:span text:style-name="T1">Infrastructure Architect | Nibalink (Personal Project)</text:span></text:p>
      <text:list text:style-name="L3">
        <text:list-item>
          <text:p text:style-name="P4">Designed and maintained a production environment using a Dockerized Monorepo.</text:p>
        </text:list-item>
        <text:list-item>
          <text:p text:style-name="P4">Implemented Zero-Trust security via Cloudflare Tunnels, eliminating open ports.</text:p>
        </text:list-item>
        <text:list-item>
          <text:p text:style-name="P4">Managed service segmentation and data persistence for high-availability containers.</text:p>
        </text:list-item>
      </text:list>
      <text:p text:style-name="P1">Systems Administrator | Additive Manufacturing Server</text:p>
      <text:list text:style-name="L4">
        <text:list-item>
          <text:p text:style-name="P5">Recovered and optimized legacy hardware (Inspiron i5) into a dedicated industrial control server.</text:p>
        </text:list-item>
        <text:list-item>
          <text:p text:style-name="P5">Deployed Debian Trixie for low-latency 3D printing control and resource optimization.</text:p>
        </text:list-item>
      </text:list>
      <text:p text:style-name="Text_20_body"><text:span text:style-name="T1">Education</text:span> <text:span text:style-name="T1">University Technician in Programming</text:span></text:p>
      <text:list text:style-name="L5">
        <text:list-item>
          <text:p text:style-name="P6">National Technological University (UTN FRA) – Final stage in progress.</text:p>
        </text:list-item>
      </text:list>
      <text:p text:style-name="P1">Languages</text:p>
      <text:list text:style-name="L6">
        <text:list-item>
          <text:p text:style-name="P7"><text:span text:style-name="T1">Portuguese:</text:span> Fluent/Advanced (Workplace bilingual proficiency).</text:p>
        </text:list-item>
        <text:list-item>
          <text:p text:style-name="P7"><text:span text:style-name="T1">English:</text:span> Intermediate (Technical documentation and professional communication).</text:p>
        </text:list-item>
        <text:list-item>
          <text:p text:style-name="P7"><text:span text:style-name="T1">Spanish:</text:span> Native.</text:p>
        </text:list-item>
      </text:list>
      <text:p text:style-name="P1"><text:soft-page-break/>Aptitudes</text:p>
      <text:list text:style-name="L7">
        <text:list-item>
          <text:p text:style-name="P8">Log analysis and technical debugging in Linux environments.</text:p>
        </text:list-item>
        <text:list-item>
          <text:p text:style-name="P8">Security-by-Design mindset and Infrastructure-as-Code principles.</text:p>
        </text:list-item>
        <text:list-item>
          <text:p text:style-name="P8">Self-taught learner with AI-assisted development expertise.</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23T18:14:29.565539855</meta:creation-date>
    <dc:date>2026-04-23T18:21:35.474049735</dc:date>
    <meta:editing-duration>PT7M6S</meta:editing-duration>
    <meta:editing-cycles>1</meta:editing-cycles>
    <meta:document-statistic meta:table-count="0" meta:image-count="0" meta:object-count="0" meta:page-count="2" meta:paragraph-count="31" meta:word-count="246" meta:character-count="2013" meta:non-whitespace-character-count="1818"/>
    <meta:generator>LibreOffice/24.2.7.2$Linux_X86_64 LibreOffice_project/420$Build-2</meta:generator>
  </office:meta>
</office:document-meta>
</file>